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moria_Controle" table:style-name="ta1"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Ha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LA</text:p>
          </table:table-cell>
          <table:table-cell table:style-name="Default" office:value-type="string" calcext:value-type="string">
            <text:p>Binario</text:p>
          </table:table-cell>
          <table:table-cell office:value-type="string" calcext:value-type="string">
            <text:p>Hexa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table:style-name="ce1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style-name="Default" table:formula="of:=COM.MICROSOFT.CONCAT([.B2:.H2])" office:value-type="string" office:string-value="100000000" calcext:value-type="string">
            <text:p>10000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style-name="Default" table:formula="of:=COM.MICROSOFT.CONCAT([.B3:.H3])" office:value-type="string" office:string-value="100100000" calcext:value-type="string">
            <text:p>100100000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</table:table-row>
        <table:table-row table:style-name="ro1">
          <table:table-cell office:value-type="string" calcext:value-type="string">
            <text:p>sub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table:style-name="Default" table:formula="of:=COM.MICROSOFT.CONCAT([.B4:.H4])" office:value-type="string" office:string-value="100100001" calcext:value-type="string">
            <text:p>100100001</text:p>
          </table:table-cell>
          <table:table-cell table:style-name="ce1" office:value-type="float" office:value="121" calcext:value-type="float">
            <text:p>121</text:p>
          </table:table-cell>
          <table:table-cell table:style-name="ce1"/>
        </table:table-row>
        <table:table-row table:style-name="ro1">
          <table:table-cell office:value-type="string" calcext:value-type="string">
            <text:p>and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table:style-name="Default" table:formula="of:=COM.MICROSOFT.CONCAT([.B5:.H5])" office:value-type="string" office:string-value="100100010" calcext:value-type="string">
            <text:p>100100010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</table:table-row>
        <table:table-row table:style-name="ro1">
          <table:table-cell office:value-type="string" calcext:value-type="string">
            <text:p>or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table:style-name="Default" table:formula="of:=COM.MICROSOFT.CONCAT([.B6:.H6])" office:value-type="string" office:string-value="100100011" calcext:value-type="string">
            <text:p>100100011</text:p>
          </table:table-cell>
          <table:table-cell table:style-name="ce1" office:value-type="float" office:value="123" calcext:value-type="float">
            <text:p>123</text:p>
          </table:table-cell>
          <table:table-cell table:style-name="ce1"/>
        </table:table-row>
        <table:table-row table:style-name="ro1">
          <table:table-cell office:value-type="string" calcext:value-type="string">
            <text:p>xor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style-name="Default" table:formula="of:=COM.MICROSOFT.CONCAT([.B7:.H7])" office:value-type="string" office:string-value="100100100" calcext:value-type="string">
            <text:p>100100100</text:p>
          </table:table-cell>
          <table:table-cell table:style-name="ce1" office:value-type="float" office:value="124" calcext:value-type="float">
            <text:p>124</text:p>
          </table:table-cell>
          <table:table-cell table:style-name="ce1"/>
        </table:table-row>
        <table:table-row table:style-name="ro1">
          <table:table-cell office:value-type="string" calcext:value-type="string">
            <text:p>not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table:style-name="Default" table:formula="of:=COM.MICROSOFT.CONCAT([.B8:.H8])" office:value-type="string" office:string-value="100100101" calcext:value-type="string">
            <text:p>100100101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</table:table-row>
        <table:table-row table:style-name="ro1">
          <table:table-cell office:value-type="string" calcext:value-type="string">
            <text:p>&lt;&lt;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table:style-name="Default" table:formula="of:=COM.MICROSOFT.CONCAT([.B9:.H9])" office:value-type="string" office:string-value="100100110" calcext:value-type="string">
            <text:p>100100110</text:p>
          </table:table-cell>
          <table:table-cell table:style-name="ce1" office:value-type="float" office:value="126" calcext:value-type="float">
            <text:p>126</text:p>
          </table:table-cell>
          <table:table-cell table:style-name="ce1"/>
        </table:table-row>
        <table:table-row table:style-name="ro1">
          <table:table-cell office:value-type="string" calcext:value-type="string">
            <text:p>&gt;&gt;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table:style-name="Default" table:formula="of:=COM.MICROSOFT.CONCAT([.B10:.H10])" office:value-type="string" office:string-value="100100111" calcext:value-type="string">
            <text:p>100100111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</table:table-row>
        <table:table-row table:style-name="ro1">
          <table:table-cell office:value-type="string" calcext:value-type="string">
            <text:p>ori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</text:p>
          </table:table-cell>
          <table:table-cell table:style-name="Default" table:formula="of:=COM.MICROSOFT.CONCAT([.B11:.H11])" office:value-type="string" office:string-value="100101011" calcext:value-type="string">
            <text:p>100101011</text:p>
          </table:table-cell>
          <table:table-cell table:style-name="ce1" office:value-type="string" calcext:value-type="string">
            <text:p>12b</text:p>
          </table:table-cell>
          <table:table-cell table:style-name="ce1"/>
        </table:table-row>
        <table:table-row table:style-name="ro1">
          <table:table-cell office:value-type="string" calcext:value-type="string">
            <text:p>xori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</text:p>
          </table:table-cell>
          <table:table-cell table:style-name="Default" table:formula="of:=COM.MICROSOFT.CONCAT([.B12:.H12])" office:value-type="string" office:string-value="100101100" calcext:value-type="string">
            <text:p>100101100</text:p>
          </table:table-cell>
          <table:table-cell table:style-name="ce1" office:value-type="string" calcext:value-type="string">
            <text:p>12c</text:p>
          </table:table-cell>
          <table:table-cell table:style-name="ce1"/>
        </table:table-row>
        <table:table-row table:style-name="ro1">
          <table:table-cell office:value-type="string" calcext:value-type="string">
            <text:p>addi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table:style-name="Default" table:formula="of:=COM.MICROSOFT.CONCAT([.B13:.H13])" office:value-type="string" office:string-value="100101000" calcext:value-type="string">
            <text:p>100101000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</table:table-row>
        <table:table-row table:style-name="ro1">
          <table:table-cell office:value-type="string" calcext:value-type="string">
            <text:p>show</text:p>
          </table:table-cell>
          <table:table-cell table:style-name="ce1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style-name="Default" table:formula="of:=COM.MICROSOFT.CONCAT([.B14:.H14])" office:value-type="string" office:string-value="100010000" calcext:value-type="string">
            <text:p>100010000</text:p>
          </table:table-cell>
          <table:table-cell table:style-name="ce1" office:value-type="float" office:value="110" calcext:value-type="float">
            <text:p>110</text:p>
          </table:table-cell>
          <table:table-cell table:style-name="ce1"/>
        </table:table-row>
        <table:table-row table:style-name="ro1">
          <table:table-cell office:value-type="string" calcext:value-type="string">
            <text:p>jump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style-name="Default" table:formula="of:=COM.MICROSOFT.CONCAT([.B15:.H15])" office:value-type="string" office:string-value="110000000" calcext:value-type="string">
            <text:p>110000000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</table:table-row>
        <table:table-row table:style-name="ro1">
          <table:table-cell office:value-type="string" calcext:value-type="string">
            <text:p>branch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style-name="Default" table:formula="of:=COM.MICROSOFT.CONCAT([.B16:.H16])" office:value-type="string" office:string-value="101000000" calcext:value-type="string">
            <text:p>101000000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</table:table-row>
        <table:table-row table:style-name="ro1">
          <table:table-cell office:value-type="string" calcext:value-type="string">
            <text:p>halt</text:p>
          </table:table-cell>
          <table:table-cell table:style-name="ce1" office:value-type="string" calcext:value-type="string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style-name="Default" table:formula="of:=COM.MICROSOFT.CONCAT([.B17:.H17])" office:value-type="string" office:string-value="000000000" calcext:value-type="string">
            <text:p>000000000</text:p>
          </table:table-cell>
          <table:table-cell table:style-name="ce1" office:value-type="string" calcext:value-type="string">
            <text:p>000</text:p>
          </table:table-cell>
          <table:table-cell table:style-name="ce1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rograma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st</text:p>
          </table:table-cell>
          <table:table-cell table:style-name="ce1" office:value-type="string" calcext:value-type="string">
            <text:p>Binario</text:p>
          </table:table-cell>
          <table:table-cell office:value-type="string" calcext:value-type="string">
            <text:p>Hexa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2:.F2])" office:value-type="string" office:string-value="00000000000000000000000000000000" calcext:value-type="string">
            <text:p>00000000000000000000000000000000</text:p>
          </table:table-cell>
          <table:table-cell office:value-type="string" calcext:value-type="string">
            <text:p>00000000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101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000000000010</text:p>
          </table:table-cell>
          <table:table-cell table:formula="of:=COM.MICROSOFT.CONCAT([.B3:.F3])" office:value-type="string" office:string-value="10110000000000010000000000000010" calcext:value-type="string">
            <text:p>10110000000000010000000000000010</text:p>
          </table:table-cell>
          <table:table-cell office:value-type="string" calcext:value-type="string">
            <text:p>b0010002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101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000000000001</text:p>
          </table:table-cell>
          <table:table-cell table:formula="of:=COM.MICROSOFT.CONCAT([.B4:.F4])" office:value-type="string" office:string-value="10110000000000100000000000000001" calcext:value-type="string">
            <text:p>10110000000000100000000000000001</text:p>
          </table:table-cell>
          <table:table-cell office:value-type="string" calcext:value-type="string">
            <text:p>b002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0000000000000</text:p>
          </table:table-cell>
          <table:table-cell table:formula="of:=COM.MICROSOFT.CONCAT([.B5:.F5])" office:value-type="string" office:string-value="00010001001000110000000000000000" calcext:value-type="string">
            <text:p>00010001001000110000000000000000</text:p>
          </table:table-cell>
          <table:table-cell office:value-type="float" office:value="11230000" calcext:value-type="float">
            <text:p>1123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6:.F6])" office:value-type="string" office:string-value="11000011000000000000000000000000" calcext:value-type="string">
            <text:p>11000011000000000000000000000000</text:p>
          </table:table-cell>
          <table:table-cell office:value-type="string" calcext:value-type="string">
            <text:p>c3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0000000000000</text:p>
          </table:table-cell>
          <table:table-cell table:formula="of:=COM.MICROSOFT.CONCAT([.B7:.F7])" office:value-type="string" office:string-value="00100001001001000000000000000000" calcext:value-type="string">
            <text:p>00100001001001000000000000000000</text:p>
          </table:table-cell>
          <table:table-cell office:value-type="float" office:value="21240000" calcext:value-type="float">
            <text:p>2124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8:.F8])" office:value-type="string" office:string-value="11000100000000000000000000000000" calcext:value-type="string">
            <text:p>11000100000000000000000000000000</text:p>
          </table:table-cell>
          <table:table-cell office:value-type="string" calcext:value-type="string">
            <text:p>c4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0000000000000</text:p>
          </table:table-cell>
          <table:table-cell table:formula="of:=COM.MICROSOFT.CONCAT([.B9:.F9])" office:value-type="string" office:string-value="00110001001001010000000000000000" calcext:value-type="string">
            <text:p>00110001001001010000000000000000</text:p>
          </table:table-cell>
          <table:table-cell office:value-type="float" office:value="31250000" calcext:value-type="float">
            <text:p>3125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10:.F10])" office:value-type="string" office:string-value="11000101000000000000000000000000" calcext:value-type="string">
            <text:p>11000101000000000000000000000000</text:p>
          </table:table-cell>
          <table:table-cell office:value-type="string" calcext:value-type="string">
            <text:p>c5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0000000000000</text:p>
          </table:table-cell>
          <table:table-cell table:formula="of:=COM.MICROSOFT.CONCAT([.B11:.F11])" office:value-type="string" office:string-value="01000001001001100000000000000000" calcext:value-type="string">
            <text:p>01000001001001100000000000000000</text:p>
          </table:table-cell>
          <table:table-cell office:value-type="float" office:value="41260000" calcext:value-type="float">
            <text:p>4126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12:.F12])" office:value-type="string" office:string-value="11000110000000000000000000000000" calcext:value-type="string">
            <text:p>11000110000000000000000000000000</text:p>
          </table:table-cell>
          <table:table-cell office:value-type="string" calcext:value-type="string">
            <text:p>c6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00000000000000</text:p>
          </table:table-cell>
          <table:table-cell table:formula="of:=COM.MICROSOFT.CONCAT([.B13:.F13])" office:value-type="string" office:string-value="01010001001001110000000000000000" calcext:value-type="string">
            <text:p>01010001001001110000000000000000</text:p>
          </table:table-cell>
          <table:table-cell office:value-type="float" office:value="51270000" calcext:value-type="float">
            <text:p>5127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14:.F14])" office:value-type="string" office:string-value="11000111000000000000000000000000" calcext:value-type="string">
            <text:p>11000111000000000000000000000000</text:p>
          </table:table-cell>
          <table:table-cell office:value-type="string" calcext:value-type="string">
            <text:p>c7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0000000000000</text:p>
          </table:table-cell>
          <table:table-cell table:formula="of:=COM.MICROSOFT.CONCAT([.B15:.F15])" office:value-type="string" office:string-value="01100010000010000000000000000000" calcext:value-type="string">
            <text:p>01100010000010000000000000000000</text:p>
          </table:table-cell>
          <table:table-cell office:value-type="float" office:value="62080000" calcext:value-type="float">
            <text:p>6208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16:.F16])" office:value-type="string" office:string-value="11001000000000000000000000000000" calcext:value-type="string">
            <text:p>11001000000000000000000000000000</text:p>
          </table:table-cell>
          <table:table-cell office:value-type="string" calcext:value-type="string">
            <text:p>c8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&lt;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0000000000000</text:p>
          </table:table-cell>
          <table:table-cell table:formula="of:=COM.MICROSOFT.CONCAT([.B17:.F17])" office:value-type="string" office:string-value="01110001001010010000000000000000" calcext:value-type="string">
            <text:p>01110001001010010000000000000000</text:p>
          </table:table-cell>
          <table:table-cell office:value-type="float" office:value="71290000" calcext:value-type="float">
            <text:p>7129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18:.F18])" office:value-type="string" office:string-value="11001001000000000000000000000000" calcext:value-type="string">
            <text:p>11001001000000000000000000000000</text:p>
          </table:table-cell>
          <table:table-cell office:value-type="string" calcext:value-type="string">
            <text:p>c9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0000000000000</text:p>
          </table:table-cell>
          <table:table-cell table:formula="of:=COM.MICROSOFT.CONCAT([.B19:.F19])" office:value-type="string" office:string-value="10000001001010100000000000000000" calcext:value-type="string">
            <text:p>10000001001010100000000000000000</text:p>
          </table:table-cell>
          <table:table-cell office:value-type="string" calcext:value-type="string">
            <text:p>812a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20:.F20])" office:value-type="string" office:string-value="11001010000000000000000000000000" calcext:value-type="string">
            <text:p>11001010000000000000000000000000</text:p>
          </table:table-cell>
          <table:table-cell office:value-type="string" calcext:value-type="string">
            <text:p>cA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0000000000001</text:p>
          </table:table-cell>
          <table:table-cell table:formula="of:=COM.MICROSOFT.CONCAT([.B21:.F21])" office:value-type="string" office:string-value="10010010000010110000000000000001" calcext:value-type="string">
            <text:p>10010010000010110000000000000001</text:p>
          </table:table-cell>
          <table:table-cell office:value-type="string" calcext:value-type="string">
            <text:p>920b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22:.F22])" office:value-type="string" office:string-value="11001011000000000000000000000000" calcext:value-type="string">
            <text:p>11001011000000000000000000000000</text:p>
          </table:table-cell>
          <table:table-cell office:value-type="string" calcext:value-type="string">
            <text:p>cb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0000000000001</text:p>
          </table:table-cell>
          <table:table-cell table:formula="of:=COM.MICROSOFT.CONCAT([.B23:.F23])" office:value-type="string" office:string-value="10100010000011000000000000000001" calcext:value-type="string">
            <text:p>10100010000011000000000000000001</text:p>
          </table:table-cell>
          <table:table-cell office:value-type="string" calcext:value-type="string">
            <text:p>a20c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2" office:value-type="string" calcext:value-type="string">
            <text:p>110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24:.F24])" office:value-type="string" office:string-value="11001100000000000000000000000000" calcext:value-type="string">
            <text:p>11001100000000000000000000000000</text:p>
          </table:table-cell>
          <table:table-cell office:value-type="string" calcext:value-type="string">
            <text:p>cc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0000000000011</text:p>
          </table:table-cell>
          <table:table-cell table:formula="of:=COM.MICROSOFT.CONCAT([.B25:.F25])" office:value-type="string" office:string-value="11100010000100000000000000000011" calcext:value-type="string">
            <text:p>11100010000100000000000000000011</text:p>
          </table:table-cell>
          <table:table-cell office:value-type="string" calcext:value-type="string">
            <text:p>e2100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000000000001</text:p>
          </table:table-cell>
          <table:table-cell table:formula="of:=COM.MICROSOFT.CONCAT([.B26:.F26])" office:value-type="string" office:string-value="10110010000000100000000000000001" calcext:value-type="string">
            <text:p>10110010000000100000000000000001</text:p>
          </table:table-cell>
          <table:table-cell office:value-type="string" calcext:value-type="string">
            <text:p>b202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1101</text:p>
          </table:table-cell>
          <table:table-cell table:number-columns-repeated="3" office:value-type="string" calcext:value-type="string">
            <text:p>0000</text:p>
          </table:table-cell>
          <table:table-cell office:value-type="string" calcext:value-type="string">
            <text:p>1111111111111110</text:p>
          </table:table-cell>
          <table:table-cell table:formula="of:=COM.MICROSOFT.CONCAT([.B27:.F27])" office:value-type="string" office:string-value="11010000000000001111111111111110" calcext:value-type="string">
            <text:p>11010000000000001111111111111110</text:p>
          </table:table-cell>
          <table:table-cell office:value-type="string" calcext:value-type="string">
            <text:p>d000ff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1111</text:p>
          </table:table-cell>
          <table:table-cell table:number-columns-repeated="3" office:value-type="string" calcext:value-type="string">
            <text:p>0000</text:p>
          </table:table-cell>
          <table:table-cell office:value-type="string" calcext:value-type="string">
            <text:p>0000000000000000</text:p>
          </table:table-cell>
          <table:table-cell table:formula="of:=COM.MICROSOFT.CONCAT([.B28:.F28])" office:value-type="string" office:string-value="11110000000000000000000000000000" calcext:value-type="string">
            <text:p>11110000000000000000000000000000</text:p>
          </table:table-cell>
          <table:table-cell office:value-type="string" calcext:value-type="string">
            <text:p>f000000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20:12:55.943159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8:04:08.636683746</meta:creation-date>
    <dc:date>2023-01-14T20:32:52.659396282</dc:date>
    <meta:editing-duration>PT42M33S</meta:editing-duration>
    <meta:editing-cycles>6</meta:editing-cycles>
    <meta:generator>LibreOffice/7.3.6.2$Linux_X86_64 LibreOffice_project/30$Build-2</meta:generator>
    <meta:document-statistic meta:table-count="2" meta:cell-count="392" meta:object-count="0"/>
  </office:meta>
</office:document-meta>
</file>